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="solid" draw:fill-color="#94bd5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7.62cm" svg:height="2.54cm" svg:x="2.405cm" svg:y="0.335cm">
          <text:p text:style-name="P1"><text:span text:style-name="T1">iD mess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4.445cm" svg:height="1.27cm" svg:x="11.93cm" svg:y="0.335cm">
          <text:p text:style-name="P1"><text:span text:style-name="T2">Frame number</text:span><text:span text:style-name="T3"><text:line-break/></text:span><text:span text:style-name="T4">1203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5" draw:layer="layout" svg:width="4.445cm" svg:height="1.27cm" svg:x="11.93cm" svg:y="2.24cm">
          <text:p text:style-name="P1"><text:span text:style-name="T2">iD version</text:span><text:span text:style-name="T3"><text:line-break/></text:span><text:span text:style-name="T4">v2.0.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4.445cm" svg:height="1.27cm" svg:x="5.55cm" svg:y="4.78cm">
          <text:p text:style-name="P1"><text:span text:style-name="T2">Family</text:span><text:span text:style-name="T3"><text:line-break/></text:span><text:span text:style-name="T4">biosi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4.445cm" svg:height="1.27cm" svg:x="0.335cm" svg:y="4.78cm">
          <text:p text:style-name="P1"><text:span text:style-name="T2">Event</text:span><text:span text:style-name="T3"><text:line-break/></text:span><text:span text:style-name="T4">0x78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6.215cm" svg:y1="2.875cm" svg:x2="2.557cm" svg:y2="4.78cm" draw:start-shape="id1" draw:start-glue-point="2" draw:end-shape="id2" draw:end-glue-point="0" svg:d="m6215 2875v501l-3658 903v501">
          <text:p/>
        </draw:connector>
        <draw:connector draw:style-name="gr3" draw:text-style-name="P1" draw:layer="layout" draw:type="lines" svg:x1="6.215cm" svg:y1="2.875cm" svg:x2="7.772cm" svg:y2="4.78cm" draw:start-shape="id1" draw:start-glue-point="2" draw:end-shape="id3" draw:end-glue-point="0" svg:d="m6215 2875v501l1557 903v501">
          <text:p/>
        </draw:connector>
        <draw:connector draw:style-name="gr3" draw:text-style-name="P1" draw:layer="layout" draw:type="lines" svg:x1="10.025cm" svg:y1="1.605cm" svg:x2="11.93cm" svg:y2="0.97cm" draw:start-shape="id1" draw:start-glue-point="1" draw:end-shape="id4" draw:end-glue-point="3" svg:d="m10025 1605h501l902-635h502">
          <text:p/>
        </draw:connector>
        <draw:connector draw:style-name="gr3" draw:text-style-name="P1" draw:layer="layout" draw:type="lines" svg:x1="10.025cm" svg:y1="1.605cm" svg:x2="11.93cm" svg:y2="2.875cm" draw:start-shape="id1" draw:start-glue-point="1" draw:end-shape="id5" svg:d="m10025 1605h501l902 1270h502">
          <text:p/>
        </draw:connector>
        <draw:custom-shape draw:style-name="gr2" draw:text-style-name="P3" draw:id="id6" draw:layer="layout" svg:width="4.445cm" svg:height="1.27cm" svg:x="8.89cm" svg:y="6.985cm">
          <text:p text:style-name="P1"><text:span text:style-name="T2">Description</text:span><text:span text:style-name="T3"><text:line-break/></text:span><text:span text:style-name="T4">feedback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1.755cm" svg:x1="6.215cm" svg:y1="2.875cm" svg:x2="11.112cm" svg:y2="6.985cm" draw:start-shape="id1" draw:start-glue-point="2" draw:end-shape="id6" svg:d="m6215 2875v300h4897v38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8.8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ele Tavella</meta:initial-creator>
    <meta:creation-date>2011-03-17T13:05:34</meta:creation-date>
    <dc:date>2011-03-18T11:12:40</dc:date>
    <dc:creator>Michele Tavella</dc:creator>
    <meta:editing-duration>PT01H03M10S</meta:editing-duration>
    <meta:editing-cycles>53</meta:editing-cycles>
    <meta:generator>OpenOffice.org/3.2$Unix OpenOffice.org_project/320m19$Build-9505</meta:generator>
    <meta:document-statistic meta:object-count="11"/>
  </office:meta>
</office:document-meta>
</file>